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8mm"/>
    </style:style>
    <style:style style:name="co2" style:family="table-column">
      <style:table-column-properties fo:break-before="auto" style:column-width="15.98mm"/>
    </style:style>
    <style:style style:name="co3" style:family="table-column">
      <style:table-column-properties fo:break-before="auto" style:column-width="18.27mm"/>
    </style:style>
    <style:style style:name="co4" style:family="table-column">
      <style:table-column-properties fo:break-before="auto" style:column-width="19.3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31.8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10036" number:language="sl" number:country="SI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114"/>
    <style:style style:name="ce18" style:family="table-cell" style:parent-style-name="Default" style:data-style-name="N10036"/>
    <style:style style:name="ce2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114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114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114">
      <style:table-cell-properties fo:border-bottom="2.01pt solid #000000" fo:border-left="0.99pt solid #000000" fo:border-right="none" fo:border-top="none"/>
    </style:style>
    <style:style style:name="ce3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33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34" style:family="table-cell" style:parent-style-name="Pivot_20_Table_20_Value" style:data-style-name="N2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 calcext:value-type="string">
            <text:p>Subdivision</text:p>
          </table:table-cell>
          <table:table-cell table:style-name="ce3" office:value-type="string" calcext:value-type="string">
            <text:p>Group Segment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Expenses</text:p>
          </table:table-cell>
          <table:table-cell table:style-name="ce1" office:value-type="string" calcext:value-type="string">
            <text:p>Service Month</text:p>
          </table:table-cell>
          <table:table-cell table:style-name="ce1" office:value-type="string" calcext:value-type="string">
            <text:p>Paid Mo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249.32766981273" calcext:value-type="float">
            <text:p>8249.33</text:p>
          </table:table-cell>
          <table:table-cell table:style-name="ce17" office:value-type="float" office:value="594.878242007954" calcext:value-type="float">
            <text:p>594.878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6557.87298322195" calcext:value-type="float">
            <text:p>6557.87</text:p>
          </table:table-cell>
          <table:table-cell table:style-name="ce17" office:value-type="float" office:value="83.3393859720851" calcext:value-type="float">
            <text:p>83.339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180.03574719812" calcext:value-type="float">
            <text:p>6180.04</text:p>
          </table:table-cell>
          <table:table-cell table:style-name="ce17" office:value-type="float" office:value="551.266780391529" calcext:value-type="float">
            <text:p>551.26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915.45431122505" calcext:value-type="float">
            <text:p>9915.45</text:p>
          </table:table-cell>
          <table:table-cell table:style-name="ce17" office:value-type="float" office:value="336.857678437204" calcext:value-type="float">
            <text:p>336.858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047.66917808814" calcext:value-type="float">
            <text:p>4047.67</text:p>
          </table:table-cell>
          <table:table-cell table:style-name="ce17" office:value-type="float" office:value="481.00830089228" calcext:value-type="float">
            <text:p>481.008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797.0875045761" calcext:value-type="float">
            <text:p>4797.09</text:p>
          </table:table-cell>
          <table:table-cell table:style-name="ce17" office:value-type="float" office:value="962.35509434427" calcext:value-type="float">
            <text:p>962.355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537.80010101674" calcext:value-type="float">
            <text:p>6537.80</text:p>
          </table:table-cell>
          <table:table-cell table:style-name="ce17" office:value-type="float" office:value="931.969724783732" calcext:value-type="float">
            <text:p>931.970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3151.42277537038" calcext:value-type="float">
            <text:p>3151.42</text:p>
          </table:table-cell>
          <table:table-cell table:style-name="ce17" office:value-type="float" office:value="848.213517017791" calcext:value-type="float">
            <text:p>848.214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9504.7818270498" calcext:value-type="float">
            <text:p>9504.78</text:p>
          </table:table-cell>
          <table:table-cell table:style-name="ce17" office:value-type="float" office:value="827.56322444341" calcext:value-type="float">
            <text:p>827.563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9-01" calcext:value-type="date">
            <text:p>01. 09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378.14046995849" calcext:value-type="float">
            <text:p>9378.14</text:p>
          </table:table-cell>
          <table:table-cell table:style-name="ce17" office:value-type="float" office:value="566.797653603306" calcext:value-type="float">
            <text:p>566.798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6772.1330424373" calcext:value-type="float">
            <text:p>6772.13</text:p>
          </table:table-cell>
          <table:table-cell table:style-name="ce17" office:value-type="float" office:value="436.879983611831" calcext:value-type="float">
            <text:p>436.880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854.63215818981" calcext:value-type="float">
            <text:p>1854.63</text:p>
          </table:table-cell>
          <table:table-cell table:style-name="ce17" office:value-type="float" office:value="930.548250608052" calcext:value-type="float">
            <text:p>930.548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8303.94266432503" calcext:value-type="float">
            <text:p>8303.94</text:p>
          </table:table-cell>
          <table:table-cell table:style-name="ce17" office:value-type="float" office:value="680.750371986421" calcext:value-type="float">
            <text:p>680.750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741.46006393061" calcext:value-type="float">
            <text:p>6741.46</text:p>
          </table:table-cell>
          <table:table-cell table:style-name="ce17" office:value-type="float" office:value="418.031738471758" calcext:value-type="float">
            <text:p>418.032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151.43975767947" calcext:value-type="float">
            <text:p>4151.44</text:p>
          </table:table-cell>
          <table:table-cell table:style-name="ce17" office:value-type="float" office:value="336.405638421057" calcext:value-type="float">
            <text:p>336.406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972.3018907032" calcext:value-type="float">
            <text:p>7972.30</text:p>
          </table:table-cell>
          <table:table-cell table:style-name="ce17" office:value-type="float" office:value="917.140600906915" calcext:value-type="float">
            <text:p>917.141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0331.5784748428" calcext:value-type="float">
            <text:p>10331.58</text:p>
          </table:table-cell>
          <table:table-cell table:style-name="ce17" office:value-type="float" office:value="440.474409726445" calcext:value-type="float">
            <text:p>440.474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695.19302076134" calcext:value-type="float">
            <text:p>3695.19</text:p>
          </table:table-cell>
          <table:table-cell table:style-name="ce17" office:value-type="float" office:value="217.656286454019" calcext:value-type="float">
            <text:p>217.656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904.29362519372" calcext:value-type="float">
            <text:p>7904.29</text:p>
          </table:table-cell>
          <table:table-cell table:style-name="ce17" office:value-type="float" office:value="764.583932421179" calcext:value-type="float">
            <text:p>764.584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49.259924843867" calcext:value-type="float">
            <text:p>849.26</text:p>
          </table:table-cell>
          <table:table-cell table:style-name="ce17" office:value-type="float" office:value="94.5170366430673" calcext:value-type="float">
            <text:p>94.517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7157.6275489008" calcext:value-type="float">
            <text:p>7157.63</text:p>
          </table:table-cell>
          <table:table-cell table:style-name="ce17" office:value-type="float" office:value="915.92453866148" calcext:value-type="float">
            <text:p>915.925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3712.56501232508" calcext:value-type="float">
            <text:p>3712.57</text:p>
          </table:table-cell>
          <table:table-cell table:style-name="ce17" office:value-type="float" office:value="432.548587500047" calcext:value-type="float">
            <text:p>432.549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596.43950310121" calcext:value-type="float">
            <text:p>7596.44</text:p>
          </table:table-cell>
          <table:table-cell table:style-name="ce17" office:value-type="float" office:value="134.822587990329" calcext:value-type="float">
            <text:p>134.823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2198.65779250017" calcext:value-type="float">
            <text:p>2198.66</text:p>
          </table:table-cell>
          <table:table-cell table:style-name="ce17" office:value-type="float" office:value="1037.29442483025" calcext:value-type="float">
            <text:p>1,037.294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4723.99587511247" calcext:value-type="float">
            <text:p>4724.00</text:p>
          </table:table-cell>
          <table:table-cell table:style-name="ce17" office:value-type="float" office:value="463.289911558255" calcext:value-type="float">
            <text:p>463.290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1331.26451801527" calcext:value-type="float">
            <text:p>1331.26</text:p>
          </table:table-cell>
          <table:table-cell table:style-name="ce17" office:value-type="float" office:value="959.230732332045" calcext:value-type="float">
            <text:p>959.231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2743.8026187562" calcext:value-type="float">
            <text:p>2743.80</text:p>
          </table:table-cell>
          <table:table-cell table:style-name="ce17" office:value-type="float" office:value="222.91926187272" calcext:value-type="float">
            <text:p>222.919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5038.30681337436" calcext:value-type="float">
            <text:p>5038.31</text:p>
          </table:table-cell>
          <table:table-cell table:style-name="ce17" office:value-type="float" office:value="306.957686910455" calcext:value-type="float">
            <text:p>306.958</text:p>
          </table:table-cell>
          <table:table-cell table:number-columns-repeated="2"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458.2660169081" calcext:value-type="float">
            <text:p>10458.27</text:p>
          </table:table-cell>
          <table:table-cell table:style-name="ce17" office:value-type="float" office:value="692.763108314227" calcext:value-type="float">
            <text:p>692.763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567.03514932758" calcext:value-type="float">
            <text:p>7567.04</text:p>
          </table:table-cell>
          <table:table-cell table:style-name="ce17" office:value-type="float" office:value="720.319063954951" calcext:value-type="float">
            <text:p>720.319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7688.43415857841" calcext:value-type="float">
            <text:p>7688.43</text:p>
          </table:table-cell>
          <table:table-cell table:style-name="ce17" office:value-type="float" office:value="851.851337450417" calcext:value-type="float">
            <text:p>851.851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023.22738036505" calcext:value-type="float">
            <text:p>4023.23</text:p>
          </table:table-cell>
          <table:table-cell table:style-name="ce17" office:value-type="float" office:value="166.494219596342" calcext:value-type="float">
            <text:p>166.494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4551.60366988943" calcext:value-type="float">
            <text:p>4551.60</text:p>
          </table:table-cell>
          <table:table-cell table:style-name="ce17" office:value-type="float" office:value="701.045658885554" calcext:value-type="float">
            <text:p>701.046</text:p>
          </table:table-cell>
          <table:table-cell table:number-columns-repeated="2"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2665.1140925001" calcext:value-type="float">
            <text:p>2665.11</text:p>
          </table:table-cell>
          <table:table-cell table:style-name="ce17" office:value-type="float" office:value="654.97966582026" calcext:value-type="float">
            <text:p>654.980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589.12466244858" calcext:value-type="float">
            <text:p>6589.12</text:p>
          </table:table-cell>
          <table:table-cell table:style-name="ce17" office:value-type="float" office:value="278.188383771967" calcext:value-type="float">
            <text:p>278.188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5220.42693980466" calcext:value-type="float">
            <text:p>5220.43</text:p>
          </table:table-cell>
          <table:table-cell table:style-name="ce17" office:value-type="float" office:value="589.173795941146" calcext:value-type="float">
            <text:p>589.174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7-01" calcext:value-type="date">
            <text:p>01. 07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7282.18875658939" calcext:value-type="float">
            <text:p>7282.19</text:p>
          </table:table-cell>
          <table:table-cell table:style-name="ce17" office:value-type="float" office:value="387.549620722263" calcext:value-type="float">
            <text:p>387.550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444.58363064606" calcext:value-type="float">
            <text:p>6444.58</text:p>
          </table:table-cell>
          <table:table-cell table:style-name="ce17" office:value-type="float" office:value="258.502682591637" calcext:value-type="float">
            <text:p>258.503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299.0292603392" calcext:value-type="float">
            <text:p>10299.03</text:p>
          </table:table-cell>
          <table:table-cell table:style-name="ce17" office:value-type="float" office:value="287.804925778667" calcext:value-type="float">
            <text:p>287.805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9841.22957543394" calcext:value-type="float">
            <text:p>9841.23</text:p>
          </table:table-cell>
          <table:table-cell table:style-name="ce17" office:value-type="float" office:value="824.475679181276" calcext:value-type="float">
            <text:p>824.476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237.8478361811" calcext:value-type="float">
            <text:p>8237.85</text:p>
          </table:table-cell>
          <table:table-cell table:style-name="ce17" office:value-type="float" office:value="48.2959358339825" calcext:value-type="float">
            <text:p>48.296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6221.24862226355" calcext:value-type="float">
            <text:p>6221.25</text:p>
          </table:table-cell>
          <table:table-cell table:style-name="ce17" office:value-type="float" office:value="414.88207471163" calcext:value-type="float">
            <text:p>414.882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5401.24181876646" calcext:value-type="float">
            <text:p>5401.24</text:p>
          </table:table-cell>
          <table:table-cell table:style-name="ce17" office:value-type="float" office:value="877.967909034393" calcext:value-type="float">
            <text:p>877.968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013.8111744499" calcext:value-type="float">
            <text:p>10013.81</text:p>
          </table:table-cell>
          <table:table-cell table:style-name="ce17" office:value-type="float" office:value="807.850767401094" calcext:value-type="float">
            <text:p>807.851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8466.69981222264" calcext:value-type="float">
            <text:p>8466.70</text:p>
          </table:table-cell>
          <table:table-cell table:style-name="ce17" office:value-type="float" office:value="450.569692569815" calcext:value-type="float">
            <text:p>450.570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382.21430210917" calcext:value-type="float">
            <text:p>8382.21</text:p>
          </table:table-cell>
          <table:table-cell table:style-name="ce17" office:value-type="float" office:value="958.251168401389" calcext:value-type="float">
            <text:p>958.251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105.417292176" calcext:value-type="float">
            <text:p>8105.42</text:p>
          </table:table-cell>
          <table:table-cell table:style-name="ce17" office:value-type="float" office:value="647.646824417601" calcext:value-type="float">
            <text:p>647.64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051.2553898009" calcext:value-type="float">
            <text:p>10051.26</text:p>
          </table:table-cell>
          <table:table-cell table:style-name="ce17" office:value-type="float" office:value="1003.72988184044" calcext:value-type="float">
            <text:p>1,003.730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667.2011903398" calcext:value-type="float">
            <text:p>3667.20</text:p>
          </table:table-cell>
          <table:table-cell table:style-name="ce17" office:value-type="float" office:value="680.714677919867" calcext:value-type="float">
            <text:p>680.715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822.06183912824" calcext:value-type="float">
            <text:p>7822.06</text:p>
          </table:table-cell>
          <table:table-cell table:style-name="ce17" office:value-type="float" office:value="924.356296138043" calcext:value-type="float">
            <text:p>924.356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575.52717153241" calcext:value-type="float">
            <text:p>4575.53</text:p>
          </table:table-cell>
          <table:table-cell table:style-name="ce17" office:value-type="float" office:value="657.649320078785" calcext:value-type="float">
            <text:p>657.649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178.19691873178" calcext:value-type="float">
            <text:p>3178.20</text:p>
          </table:table-cell>
          <table:table-cell table:style-name="ce17" office:value-type="float" office:value="756.207962227833" calcext:value-type="float">
            <text:p>756.208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734.41242879343" calcext:value-type="float">
            <text:p>1734.41</text:p>
          </table:table-cell>
          <table:table-cell table:style-name="ce17" office:value-type="float" office:value="864.146381856402" calcext:value-type="float">
            <text:p>864.146</text:p>
          </table:table-cell>
          <table:table-cell table:number-columns-repeated="2"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601.06609618881" calcext:value-type="float">
            <text:p>8601.07</text:p>
          </table:table-cell>
          <table:table-cell table:style-name="ce17" office:value-type="float" office:value="666.924554309641" calcext:value-type="float">
            <text:p>666.925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328.44567726969" calcext:value-type="float">
            <text:p>8328.45</text:p>
          </table:table-cell>
          <table:table-cell table:style-name="ce17" office:value-type="float" office:value="898.709187836015" calcext:value-type="float">
            <text:p>898.709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715.27000070655" calcext:value-type="float">
            <text:p>9715.27</text:p>
          </table:table-cell>
          <table:table-cell table:style-name="ce17" office:value-type="float" office:value="536.261853493825" calcext:value-type="float">
            <text:p>536.262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4722.77335165619" calcext:value-type="float">
            <text:p>4722.77</text:p>
          </table:table-cell>
          <table:table-cell table:style-name="ce17" office:value-type="float" office:value="837.713333188097" calcext:value-type="float">
            <text:p>837.713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3434.69411770521" calcext:value-type="float">
            <text:p>3434.69</text:p>
          </table:table-cell>
          <table:table-cell table:style-name="ce17" office:value-type="float" office:value="574.124899417287" calcext:value-type="float">
            <text:p>574.125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696.75598338493" calcext:value-type="float">
            <text:p>8696.76</text:p>
          </table:table-cell>
          <table:table-cell table:style-name="ce17" office:value-type="float" office:value="581.444476817769" calcext:value-type="float">
            <text:p>581.444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195.07959514413" calcext:value-type="float">
            <text:p>9195.08</text:p>
          </table:table-cell>
          <table:table-cell table:style-name="ce17" office:value-type="float" office:value="1000.67297279585" calcext:value-type="float">
            <text:p>1,000.673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8-01" calcext:value-type="date">
            <text:p>01. 08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4168.8717148103" calcext:value-type="float">
            <text:p>4168.87</text:p>
          </table:table-cell>
          <table:table-cell table:style-name="ce17" office:value-type="float" office:value="650.90374457177" calcext:value-type="float">
            <text:p>650.904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885.243242838161" calcext:value-type="float">
            <text:p>885.24</text:p>
          </table:table-cell>
          <table:table-cell table:style-name="ce17" office:value-type="float" office:value="323.976885301972" calcext:value-type="float">
            <text:p>323.977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3222.2105426214" calcext:value-type="float">
            <text:p>3222.21</text:p>
          </table:table-cell>
          <table:table-cell table:style-name="ce17" office:value-type="float" office:value="760.284091257067" calcext:value-type="float">
            <text:p>760.284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185.18174333052" calcext:value-type="float">
            <text:p>3185.18</text:p>
          </table:table-cell>
          <table:table-cell table:style-name="ce17" office:value-type="float" office:value="455.464727958868" calcext:value-type="float">
            <text:p>455.465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5050.97592769086" calcext:value-type="float">
            <text:p>5050.98</text:p>
          </table:table-cell>
          <table:table-cell table:style-name="ce17" office:value-type="float" office:value="618.326016336862" calcext:value-type="float">
            <text:p>618.326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06.078083412324" calcext:value-type="float">
            <text:p>306.08</text:p>
          </table:table-cell>
          <table:table-cell table:style-name="ce17" office:value-type="float" office:value="275.306537310718" calcext:value-type="float">
            <text:p>275.307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9598.97674851025" calcext:value-type="float">
            <text:p>9598.98</text:p>
          </table:table-cell>
          <table:table-cell table:style-name="ce17" office:value-type="float" office:value="613.291159948008" calcext:value-type="float">
            <text:p>613.291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338.8006490912" calcext:value-type="float">
            <text:p>10338.80</text:p>
          </table:table-cell>
          <table:table-cell table:style-name="ce17" office:value-type="float" office:value="979.852002515339" calcext:value-type="float">
            <text:p>979.852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7350.61228983477" calcext:value-type="float">
            <text:p>7350.61</text:p>
          </table:table-cell>
          <table:table-cell table:style-name="ce17" office:value-type="float" office:value="271.987943591379" calcext:value-type="float">
            <text:p>271.988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7-01" calcext:value-type="date">
            <text:p>01. 07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506.47264453721" calcext:value-type="float">
            <text:p>7506.47</text:p>
          </table:table-cell>
          <table:table-cell table:style-name="ce17" office:value-type="float" office:value="408.008332583243" calcext:value-type="float">
            <text:p>408.008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8-01" calcext:value-type="date">
            <text:p>01. 08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939.78109826669" calcext:value-type="float">
            <text:p>1939.78</text:p>
          </table:table-cell>
          <table:table-cell table:style-name="ce17" office:value-type="float" office:value="413.941792342449" calcext:value-type="float">
            <text:p>413.942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7692.21684940885" calcext:value-type="float">
            <text:p>7692.22</text:p>
          </table:table-cell>
          <table:table-cell table:style-name="ce17" office:value-type="float" office:value="1015.87430116353" calcext:value-type="float">
            <text:p>1,015.874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060.48654642793" calcext:value-type="float">
            <text:p>1060.49</text:p>
          </table:table-cell>
          <table:table-cell table:style-name="ce17" office:value-type="float" office:value="607.343671167141" calcext:value-type="float">
            <text:p>607.344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738.508157927938" calcext:value-type="float">
            <text:p>738.51</text:p>
          </table:table-cell>
          <table:table-cell table:style-name="ce17" office:value-type="float" office:value="431.474943255015" calcext:value-type="float">
            <text:p>431.475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174.83917842143" calcext:value-type="float">
            <text:p>8174.84</text:p>
          </table:table-cell>
          <table:table-cell table:style-name="ce17" office:value-type="float" office:value="206.645309659076" calcext:value-type="float">
            <text:p>206.645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368.8062371314" calcext:value-type="float">
            <text:p>4368.81</text:p>
          </table:table-cell>
          <table:table-cell table:style-name="ce17" office:value-type="float" office:value="203.375344659353" calcext:value-type="float">
            <text:p>203.375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292.51950292366" calcext:value-type="float">
            <text:p>1292.52</text:p>
          </table:table-cell>
          <table:table-cell table:style-name="ce17" office:value-type="float" office:value="123.105627526224" calcext:value-type="float">
            <text:p>123.106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2210.74875701085" calcext:value-type="float">
            <text:p>2210.75</text:p>
          </table:table-cell>
          <table:table-cell table:style-name="ce17" office:value-type="float" office:value="465.52618786325" calcext:value-type="float">
            <text:p>465.526</text:p>
          </table:table-cell>
          <table:table-cell table:number-columns-repeated="2"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4240.74463203714" calcext:value-type="float">
            <text:p>4240.74</text:p>
          </table:table-cell>
          <table:table-cell table:style-name="ce17" office:value-type="float" office:value="737.068853501457" calcext:value-type="float">
            <text:p>737.069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5927.04203046167" calcext:value-type="float">
            <text:p>5927.04</text:p>
          </table:table-cell>
          <table:table-cell table:style-name="ce17" office:value-type="float" office:value="501.238842882228" calcext:value-type="float">
            <text:p>501.239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2597.35365959694" calcext:value-type="float">
            <text:p>2597.35</text:p>
          </table:table-cell>
          <table:table-cell table:style-name="ce17" office:value-type="float" office:value="489.986977683479" calcext:value-type="float">
            <text:p>489.987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9549.48681678639" calcext:value-type="float">
            <text:p>9549.49</text:p>
          </table:table-cell>
          <table:table-cell table:style-name="ce17" office:value-type="float" office:value="835.023650469585" calcext:value-type="float">
            <text:p>835.024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931.33436979681" calcext:value-type="float">
            <text:p>3931.33</text:p>
          </table:table-cell>
          <table:table-cell table:style-name="ce17" office:value-type="float" office:value="191.421329483904" calcext:value-type="float">
            <text:p>191.421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578.80357999923" calcext:value-type="float">
            <text:p>8578.80</text:p>
          </table:table-cell>
          <table:table-cell table:style-name="ce17" office:value-type="float" office:value="670.241228564122" calcext:value-type="float">
            <text:p>670.241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946.1366556306" calcext:value-type="float">
            <text:p>1946.14</text:p>
          </table:table-cell>
          <table:table-cell table:style-name="ce17" office:value-type="float" office:value="273.511735705092" calcext:value-type="float">
            <text:p>273.512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021.01643101808" calcext:value-type="float">
            <text:p>9021.02</text:p>
          </table:table-cell>
          <table:table-cell table:style-name="ce17" office:value-type="float" office:value="402.058725404438" calcext:value-type="float">
            <text:p>402.059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5575.67173976426" calcext:value-type="float">
            <text:p>5575.67</text:p>
          </table:table-cell>
          <table:table-cell table:style-name="ce17" office:value-type="float" office:value="148.333974068308" calcext:value-type="float">
            <text:p>148.334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193.06616229271" calcext:value-type="float">
            <text:p>1193.07</text:p>
          </table:table-cell>
          <table:table-cell table:style-name="ce17" office:value-type="float" office:value="148.134743067529" calcext:value-type="float">
            <text:p>148.135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340.5333462744" calcext:value-type="float">
            <text:p>10340.53</text:p>
          </table:table-cell>
          <table:table-cell table:style-name="ce17" office:value-type="float" office:value="250.084650905496" calcext:value-type="float">
            <text:p>250.085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5512.76765683292" calcext:value-type="float">
            <text:p>5512.77</text:p>
          </table:table-cell>
          <table:table-cell table:style-name="ce17" office:value-type="float" office:value="542.618722519339" calcext:value-type="float">
            <text:p>542.619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2555.99906718074" calcext:value-type="float">
            <text:p>2556.00</text:p>
          </table:table-cell>
          <table:table-cell table:style-name="ce17" office:value-type="float" office:value="824.12949035109" calcext:value-type="float">
            <text:p>824.129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157.8136696377" calcext:value-type="float">
            <text:p>10157.81</text:p>
          </table:table-cell>
          <table:table-cell table:style-name="ce17" office:value-type="float" office:value="508.169827746845" calcext:value-type="float">
            <text:p>508.170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921.52185675644" calcext:value-type="float">
            <text:p>8921.52</text:p>
          </table:table-cell>
          <table:table-cell table:style-name="ce17" office:value-type="float" office:value="259.331853702051" calcext:value-type="float">
            <text:p>259.332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0494.443301691" calcext:value-type="float">
            <text:p>10494.44</text:p>
          </table:table-cell>
          <table:table-cell table:style-name="ce17" office:value-type="float" office:value="565.431859735884" calcext:value-type="float">
            <text:p>565.432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7007.76824471519" calcext:value-type="float">
            <text:p>7007.77</text:p>
          </table:table-cell>
          <table:table-cell table:style-name="ce17" office:value-type="float" office:value="765.691698783322" calcext:value-type="float">
            <text:p>765.692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8-01" calcext:value-type="date">
            <text:p>01. 08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4811.03775303151" calcext:value-type="float">
            <text:p>4811.04</text:p>
          </table:table-cell>
          <table:table-cell table:style-name="ce17" office:value-type="float" office:value="193.174936847957" calcext:value-type="float">
            <text:p>193.175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657.8271850026" calcext:value-type="float">
            <text:p>8657.83</text:p>
          </table:table-cell>
          <table:table-cell table:style-name="ce17" office:value-type="float" office:value="171.602412526536" calcext:value-type="float">
            <text:p>171.602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204.32059948186" calcext:value-type="float">
            <text:p>8204.32</text:p>
          </table:table-cell>
          <table:table-cell table:style-name="ce17" office:value-type="float" office:value="278.747784363085" calcext:value-type="float">
            <text:p>278.748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246.88319147536" calcext:value-type="float">
            <text:p>4246.88</text:p>
          </table:table-cell>
          <table:table-cell table:style-name="ce17" office:value-type="float" office:value="644.516490970785" calcext:value-type="float">
            <text:p>644.516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 Pivot Table" table:style-name="ta2">
        <table:shapes>
          <draw:frame draw:z-index="0" draw:style-name="gr1" draw:text-style-name="P1" svg:width="159.85mm" svg:height="90.05mm" svg:x="27.45mm" svg:y="39.84mm">
            <loext:p draw:notify-on-update-of-ranges="Categories Label@1 Data@1 Label@2 Data@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ce20"/>
        <table:table-column table:style-name="co9" table:default-cell-style-name="ce25"/>
        <table:table-column table:style-name="co10" table:default-cell-style-name="ce30"/>
        <table:table-column table:style-name="co1" table:default-cell-style-name="Default"/>
        <table:table-row table:style-name="ro4">
          <table:table-cell/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Group Segment</text:p>
          </table:table-cell>
          <table:table-cell table:style-name="ce26" office:value-type="string" calcext:value-type="string">
            <text:p>Exp.</text:p>
          </table:table-cell>
          <table:table-cell table:style-name="ce31" office:value-type="string" calcext:value-type="string">
            <text:p>Rev.</text:p>
          </table:table-cell>
          <table:table-cell/>
        </table:table-row>
        <table:table-row table:style-name="ro4">
          <table:table-cell table:style-name="ce22" office:value-type="string" calcext:value-type="string">
            <text:p>Big</text:p>
          </table:table-cell>
          <table:table-cell table:style-name="ce27" office:value-type="float" office:value="10162.0331389962" calcext:value-type="float">
            <text:p>10,162.033</text:p>
          </table:table-cell>
          <table:table-cell table:style-name="ce32" office:value-type="float" office:value="101879.458078991" calcext:value-type="float">
            <text:p>101879.46</text:p>
          </table:table-cell>
          <table:table-cell/>
        </table:table-row>
        <table:table-row table:style-name="ro4">
          <table:table-cell table:style-name="ce23" office:value-type="string" calcext:value-type="string">
            <text:p>Medium</text:p>
          </table:table-cell>
          <table:table-cell table:style-name="ce28" office:value-type="float" office:value="16614.5230631659" calcext:value-type="float">
            <text:p>16,614.523</text:p>
          </table:table-cell>
          <table:table-cell table:style-name="ce33" office:value-type="float" office:value="178636.929704345" calcext:value-type="float">
            <text:p>178636.93</text:p>
          </table:table-cell>
          <table:table-cell/>
        </table:table-row>
        <table:table-row table:style-name="ro4">
          <table:table-cell table:style-name="ce24" office:value-type="string" calcext:value-type="string">
            <text:p>Small</text:p>
          </table:table-cell>
          <table:table-cell table:style-name="ce29" office:value-type="float" office:value="27944.1461012301" calcext:value-type="float">
            <text:p>27,944.146</text:p>
          </table:table-cell>
          <table:table-cell table:style-name="ce34" office:value-type="float" office:value="314626.484864214" calcext:value-type="float">
            <text:p>314626.48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Sheet Pivot Table'.A1:'Sheet Pivot Table'.C5" table:buttons="'Sheet Pivot Table'.A2 'Sheet Pivot Table'.B1" table:grand-total="none" table:show-filter-button="false" table:drill-down-on-double-click="false">
          <table:source-cell-range table:cell-range-address="'Sheet 1'.A1:'Sheet 1'.F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oup Segment" table:orientation="row" table:used-hierarchy="0" table:function="auto">
            <table:data-pilot-level table:show-empty="false" calcext:repeat-item-labels="false">
              <table:data-pilot-members>
                <table:data-pilot-member table:name="Big" table:display="true" table:show-details="true"/>
                <table:data-pilot-member table:name="Medium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penses" tableooo:display-name="Exp." table:orientation="data" table:used-hierarchy="0" table:function="sum">
            <table:data-pilot-level table:show-empty="false" calcext:repeat-item-labels="false">
              <table:data-pilot-members>
                <table:data-pilot-member table:name="48.296" table:display="true" table:show-details="true"/>
                <table:data-pilot-member table:name="83.339" table:display="true" table:show-details="true"/>
                <table:data-pilot-member table:name="94.517" table:display="true" table:show-details="true"/>
                <table:data-pilot-member table:name="123.106" table:display="true" table:show-details="true"/>
                <table:data-pilot-member table:name="134.823" table:display="true" table:show-details="true"/>
                <table:data-pilot-member table:name="148.135" table:display="true" table:show-details="true"/>
                <table:data-pilot-member table:name="148.334" table:display="true" table:show-details="true"/>
                <table:data-pilot-member table:name="166.494" table:display="true" table:show-details="true"/>
                <table:data-pilot-member table:name="171.602" table:display="true" table:show-details="true"/>
                <table:data-pilot-member table:name="191.421" table:display="true" table:show-details="true"/>
                <table:data-pilot-member table:name="193.175" table:display="true" table:show-details="true"/>
                <table:data-pilot-member table:name="203.375" table:display="true" table:show-details="true"/>
                <table:data-pilot-member table:name="206.645" table:display="true" table:show-details="true"/>
                <table:data-pilot-member table:name="217.656" table:display="true" table:show-details="true"/>
                <table:data-pilot-member table:name="222.919" table:display="true" table:show-details="true"/>
                <table:data-pilot-member table:name="250.085" table:display="true" table:show-details="true"/>
                <table:data-pilot-member table:name="258.503" table:display="true" table:show-details="true"/>
                <table:data-pilot-member table:name="259.332" table:display="true" table:show-details="true"/>
                <table:data-pilot-member table:name="271.988" table:display="true" table:show-details="true"/>
                <table:data-pilot-member table:name="273.512" table:display="true" table:show-details="true"/>
                <table:data-pilot-member table:name="275.307" table:display="true" table:show-details="true"/>
                <table:data-pilot-member table:name="278.188" table:display="true" table:show-details="true"/>
                <table:data-pilot-member table:name="278.748" table:display="true" table:show-details="true"/>
                <table:data-pilot-member table:name="287.805" table:display="true" table:show-details="true"/>
                <table:data-pilot-member table:name="306.958" table:display="true" table:show-details="true"/>
                <table:data-pilot-member table:name="323.977" table:display="true" table:show-details="true"/>
                <table:data-pilot-member table:name="336.406" table:display="true" table:show-details="true"/>
                <table:data-pilot-member table:name="336.858" table:display="true" table:show-details="true"/>
                <table:data-pilot-member table:name="387.550" table:display="true" table:show-details="true"/>
                <table:data-pilot-member table:name="402.059" table:display="true" table:show-details="true"/>
                <table:data-pilot-member table:name="408.008" table:display="true" table:show-details="true"/>
                <table:data-pilot-member table:name="413.942" table:display="true" table:show-details="true"/>
                <table:data-pilot-member table:name="414.882" table:display="true" table:show-details="true"/>
                <table:data-pilot-member table:name="418.032" table:display="true" table:show-details="true"/>
                <table:data-pilot-member table:name="431.475" table:display="true" table:show-details="true"/>
                <table:data-pilot-member table:name="432.549" table:display="true" table:show-details="true"/>
                <table:data-pilot-member table:name="436.880" table:display="true" table:show-details="true"/>
                <table:data-pilot-member table:name="440.474" table:display="true" table:show-details="true"/>
                <table:data-pilot-member table:name="450.570" table:display="true" table:show-details="true"/>
                <table:data-pilot-member table:name="455.465" table:display="true" table:show-details="true"/>
                <table:data-pilot-member table:name="463.290" table:display="true" table:show-details="true"/>
                <table:data-pilot-member table:name="465.526" table:display="true" table:show-details="true"/>
                <table:data-pilot-member table:name="481.008" table:display="true" table:show-details="true"/>
                <table:data-pilot-member table:name="489.987" table:display="true" table:show-details="true"/>
                <table:data-pilot-member table:name="501.239" table:display="true" table:show-details="true"/>
                <table:data-pilot-member table:name="508.170" table:display="true" table:show-details="true"/>
                <table:data-pilot-member table:name="536.262" table:display="true" table:show-details="true"/>
                <table:data-pilot-member table:name="542.619" table:display="true" table:show-details="true"/>
                <table:data-pilot-member table:name="551.267" table:display="true" table:show-details="true"/>
                <table:data-pilot-member table:name="565.432" table:display="true" table:show-details="true"/>
                <table:data-pilot-member table:name="566.798" table:display="true" table:show-details="true"/>
                <table:data-pilot-member table:name="574.125" table:display="true" table:show-details="true"/>
                <table:data-pilot-member table:name="581.444" table:display="true" table:show-details="true"/>
                <table:data-pilot-member table:name="589.174" table:display="true" table:show-details="true"/>
                <table:data-pilot-member table:name="594.878" table:display="true" table:show-details="true"/>
                <table:data-pilot-member table:name="607.344" table:display="true" table:show-details="true"/>
                <table:data-pilot-member table:name="613.291" table:display="true" table:show-details="true"/>
                <table:data-pilot-member table:name="618.326" table:display="true" table:show-details="true"/>
                <table:data-pilot-member table:name="644.516" table:display="true" table:show-details="true"/>
                <table:data-pilot-member table:name="647.647" table:display="true" table:show-details="true"/>
                <table:data-pilot-member table:name="650.904" table:display="true" table:show-details="true"/>
                <table:data-pilot-member table:name="654.980" table:display="true" table:show-details="true"/>
                <table:data-pilot-member table:name="657.649" table:display="true" table:show-details="true"/>
                <table:data-pilot-member table:name="666.925" table:display="true" table:show-details="true"/>
                <table:data-pilot-member table:name="670.241" table:display="true" table:show-details="true"/>
                <table:data-pilot-member table:name="680.715" table:display="true" table:show-details="true"/>
                <table:data-pilot-member table:name="680.750" table:display="true" table:show-details="true"/>
                <table:data-pilot-member table:name="692.763" table:display="true" table:show-details="true"/>
                <table:data-pilot-member table:name="701.046" table:display="true" table:show-details="true"/>
                <table:data-pilot-member table:name="720.319" table:display="true" table:show-details="true"/>
                <table:data-pilot-member table:name="737.069" table:display="true" table:show-details="true"/>
                <table:data-pilot-member table:name="756.208" table:display="true" table:show-details="true"/>
                <table:data-pilot-member table:name="760.284" table:display="true" table:show-details="true"/>
                <table:data-pilot-member table:name="764.584" table:display="true" table:show-details="true"/>
                <table:data-pilot-member table:name="765.692" table:display="true" table:show-details="true"/>
                <table:data-pilot-member table:name="807.851" table:display="true" table:show-details="true"/>
                <table:data-pilot-member table:name="824.129" table:display="true" table:show-details="true"/>
                <table:data-pilot-member table:name="824.476" table:display="true" table:show-details="true"/>
                <table:data-pilot-member table:name="827.563" table:display="true" table:show-details="true"/>
                <table:data-pilot-member table:name="835.024" table:display="true" table:show-details="true"/>
                <table:data-pilot-member table:name="837.713" table:display="true" table:show-details="true"/>
                <table:data-pilot-member table:name="848.214" table:display="true" table:show-details="true"/>
                <table:data-pilot-member table:name="851.851" table:display="true" table:show-details="true"/>
                <table:data-pilot-member table:name="864.146" table:display="true" table:show-details="true"/>
                <table:data-pilot-member table:name="877.968" table:display="true" table:show-details="true"/>
                <table:data-pilot-member table:name="898.709" table:display="true" table:show-details="true"/>
                <table:data-pilot-member table:name="915.925" table:display="true" table:show-details="true"/>
                <table:data-pilot-member table:name="917.141" table:display="true" table:show-details="true"/>
                <table:data-pilot-member table:name="924.356" table:display="true" table:show-details="true"/>
                <table:data-pilot-member table:name="930.548" table:display="true" table:show-details="true"/>
                <table:data-pilot-member table:name="931.970" table:display="true" table:show-details="true"/>
                <table:data-pilot-member table:name="958.251" table:display="true" table:show-details="true"/>
                <table:data-pilot-member table:name="959.231" table:display="true" table:show-details="true"/>
                <table:data-pilot-member table:name="962.355" table:display="true" table:show-details="true"/>
                <table:data-pilot-member table:name="979.852" table:display="true" table:show-details="true"/>
                <table:data-pilot-member table:name="1,000.673" table:display="true" table:show-details="true"/>
                <table:data-pilot-member table:name="1,003.730" table:display="true" table:show-details="true"/>
                <table:data-pilot-member table:name="1,015.874" table:display="true" table:show-details="true"/>
                <table:data-pilot-member table:name="1,037.2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venue" tableooo:display-name="Rev." table:orientation="data" table:used-hierarchy="0" table:function="sum">
            <table:data-pilot-level table:show-empty="false" calcext:repeat-item-labels="false">
              <table:data-pilot-members>
                <table:data-pilot-member table:name="306.08" table:display="true" table:show-details="true"/>
                <table:data-pilot-member table:name="738.51" table:display="true" table:show-details="true"/>
                <table:data-pilot-member table:name="849.26" table:display="true" table:show-details="true"/>
                <table:data-pilot-member table:name="885.24" table:display="true" table:show-details="true"/>
                <table:data-pilot-member table:name="1060.49" table:display="true" table:show-details="true"/>
                <table:data-pilot-member table:name="1193.07" table:display="true" table:show-details="true"/>
                <table:data-pilot-member table:name="1292.52" table:display="true" table:show-details="true"/>
                <table:data-pilot-member table:name="1331.26" table:display="true" table:show-details="true"/>
                <table:data-pilot-member table:name="1734.41" table:display="true" table:show-details="true"/>
                <table:data-pilot-member table:name="1854.63" table:display="true" table:show-details="true"/>
                <table:data-pilot-member table:name="1939.78" table:display="true" table:show-details="true"/>
                <table:data-pilot-member table:name="1946.14" table:display="true" table:show-details="true"/>
                <table:data-pilot-member table:name="2198.66" table:display="true" table:show-details="true"/>
                <table:data-pilot-member table:name="2210.75" table:display="true" table:show-details="true"/>
                <table:data-pilot-member table:name="2556.00" table:display="true" table:show-details="true"/>
                <table:data-pilot-member table:name="2597.35" table:display="true" table:show-details="true"/>
                <table:data-pilot-member table:name="2665.11" table:display="true" table:show-details="true"/>
                <table:data-pilot-member table:name="2743.80" table:display="true" table:show-details="true"/>
                <table:data-pilot-member table:name="3151.42" table:display="true" table:show-details="true"/>
                <table:data-pilot-member table:name="3178.20" table:display="true" table:show-details="true"/>
                <table:data-pilot-member table:name="3185.18" table:display="true" table:show-details="true"/>
                <table:data-pilot-member table:name="3222.21" table:display="true" table:show-details="true"/>
                <table:data-pilot-member table:name="3434.69" table:display="true" table:show-details="true"/>
                <table:data-pilot-member table:name="3667.20" table:display="true" table:show-details="true"/>
                <table:data-pilot-member table:name="3695.19" table:display="true" table:show-details="true"/>
                <table:data-pilot-member table:name="3712.57" table:display="true" table:show-details="true"/>
                <table:data-pilot-member table:name="3931.33" table:display="true" table:show-details="true"/>
                <table:data-pilot-member table:name="4023.23" table:display="true" table:show-details="true"/>
                <table:data-pilot-member table:name="4047.67" table:display="true" table:show-details="true"/>
                <table:data-pilot-member table:name="4151.44" table:display="true" table:show-details="true"/>
                <table:data-pilot-member table:name="4168.87" table:display="true" table:show-details="true"/>
                <table:data-pilot-member table:name="4240.74" table:display="true" table:show-details="true"/>
                <table:data-pilot-member table:name="4246.88" table:display="true" table:show-details="true"/>
                <table:data-pilot-member table:name="4368.81" table:display="true" table:show-details="true"/>
                <table:data-pilot-member table:name="4551.60" table:display="true" table:show-details="true"/>
                <table:data-pilot-member table:name="4575.53" table:display="true" table:show-details="true"/>
                <table:data-pilot-member table:name="4722.77" table:display="true" table:show-details="true"/>
                <table:data-pilot-member table:name="4724.00" table:display="true" table:show-details="true"/>
                <table:data-pilot-member table:name="4797.09" table:display="true" table:show-details="true"/>
                <table:data-pilot-member table:name="4811.04" table:display="true" table:show-details="true"/>
                <table:data-pilot-member table:name="5038.31" table:display="true" table:show-details="true"/>
                <table:data-pilot-member table:name="5050.98" table:display="true" table:show-details="true"/>
                <table:data-pilot-member table:name="5220.43" table:display="true" table:show-details="true"/>
                <table:data-pilot-member table:name="5401.24" table:display="true" table:show-details="true"/>
                <table:data-pilot-member table:name="5512.77" table:display="true" table:show-details="true"/>
                <table:data-pilot-member table:name="5575.67" table:display="true" table:show-details="true"/>
                <table:data-pilot-member table:name="5927.04" table:display="true" table:show-details="true"/>
                <table:data-pilot-member table:name="6180.04" table:display="true" table:show-details="true"/>
                <table:data-pilot-member table:name="6221.25" table:display="true" table:show-details="true"/>
                <table:data-pilot-member table:name="6444.58" table:display="true" table:show-details="true"/>
                <table:data-pilot-member table:name="6537.80" table:display="true" table:show-details="true"/>
                <table:data-pilot-member table:name="6557.87" table:display="true" table:show-details="true"/>
                <table:data-pilot-member table:name="6589.12" table:display="true" table:show-details="true"/>
                <table:data-pilot-member table:name="6741.46" table:display="true" table:show-details="true"/>
                <table:data-pilot-member table:name="6772.13" table:display="true" table:show-details="true"/>
                <table:data-pilot-member table:name="7007.77" table:display="true" table:show-details="true"/>
                <table:data-pilot-member table:name="7157.63" table:display="true" table:show-details="true"/>
                <table:data-pilot-member table:name="7282.19" table:display="true" table:show-details="true"/>
                <table:data-pilot-member table:name="7350.61" table:display="true" table:show-details="true"/>
                <table:data-pilot-member table:name="7506.47" table:display="true" table:show-details="true"/>
                <table:data-pilot-member table:name="7567.04" table:display="true" table:show-details="true"/>
                <table:data-pilot-member table:name="7596.44" table:display="true" table:show-details="true"/>
                <table:data-pilot-member table:name="7688.43" table:display="true" table:show-details="true"/>
                <table:data-pilot-member table:name="7692.22" table:display="true" table:show-details="true"/>
                <table:data-pilot-member table:name="7822.06" table:display="true" table:show-details="true"/>
                <table:data-pilot-member table:name="7904.29" table:display="true" table:show-details="true"/>
                <table:data-pilot-member table:name="7972.30" table:display="true" table:show-details="true"/>
                <table:data-pilot-member table:name="8105.42" table:display="true" table:show-details="true"/>
                <table:data-pilot-member table:name="8174.84" table:display="true" table:show-details="true"/>
                <table:data-pilot-member table:name="8204.32" table:display="true" table:show-details="true"/>
                <table:data-pilot-member table:name="8237.85" table:display="true" table:show-details="true"/>
                <table:data-pilot-member table:name="8249.33" table:display="true" table:show-details="true"/>
                <table:data-pilot-member table:name="8303.94" table:display="true" table:show-details="true"/>
                <table:data-pilot-member table:name="8328.45" table:display="true" table:show-details="true"/>
                <table:data-pilot-member table:name="8382.21" table:display="true" table:show-details="true"/>
                <table:data-pilot-member table:name="8466.70" table:display="true" table:show-details="true"/>
                <table:data-pilot-member table:name="8578.80" table:display="true" table:show-details="true"/>
                <table:data-pilot-member table:name="8601.07" table:display="true" table:show-details="true"/>
                <table:data-pilot-member table:name="8657.83" table:display="true" table:show-details="true"/>
                <table:data-pilot-member table:name="8696.76" table:display="true" table:show-details="true"/>
                <table:data-pilot-member table:name="8921.52" table:display="true" table:show-details="true"/>
                <table:data-pilot-member table:name="9021.02" table:display="true" table:show-details="true"/>
                <table:data-pilot-member table:name="9195.08" table:display="true" table:show-details="true"/>
                <table:data-pilot-member table:name="9378.14" table:display="true" table:show-details="true"/>
                <table:data-pilot-member table:name="9504.78" table:display="true" table:show-details="true"/>
                <table:data-pilot-member table:name="9549.49" table:display="true" table:show-details="true"/>
                <table:data-pilot-member table:name="9598.98" table:display="true" table:show-details="true"/>
                <table:data-pilot-member table:name="9715.27" table:display="true" table:show-details="true"/>
                <table:data-pilot-member table:name="9841.23" table:display="true" table:show-details="true"/>
                <table:data-pilot-member table:name="9915.45" table:display="true" table:show-details="true"/>
                <table:data-pilot-member table:name="10013.81" table:display="true" table:show-details="true"/>
                <table:data-pilot-member table:name="10051.26" table:display="true" table:show-details="true"/>
                <table:data-pilot-member table:name="10157.81" table:display="true" table:show-details="true"/>
                <table:data-pilot-member table:name="10299.03" table:display="true" table:show-details="true"/>
                <table:data-pilot-member table:name="10331.58" table:display="true" table:show-details="true"/>
                <table:data-pilot-member table:name="10338.80" table:display="true" table:show-details="true"/>
                <table:data-pilot-member table:name="10340.53" table:display="true" table:show-details="true"/>
                <table:data-pilot-member table:name="10458.27" table:display="true" table:show-details="true"/>
                <table:data-pilot-member table:name="10494.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2P0"/>
    </number:currency-style>
    <number:date-style style:name="N113">
      <number:day number:style="long"/>
      <number:text>.</number:text>
      <number:month number:style="long"/>
      <number:text>.</number:text>
      <number:year number:style="long"/>
    </number:date-style>
    <number:number-style style:name="N114">
      <number:number number:decimal-places="3" loext:min-decimal-places="3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2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2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2">
      <style:table-cell-properties fo:background-color="#dddddd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3:51:46.494383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4.0.0.alpha0$Linux_X86_64 LibreOffice_project/a9975a5093ed28aa2a5ce4e1e315dcd9f68f72af</meta:generator>
    <meta:initial-creator>Quikee</meta:initial-creator>
    <meta:creation-date>2017-01-19T09:48:05Z</meta:creation-date>
    <dc:date>2017-03-26T23:52:02.699453616</dc:date>
    <meta:editing-cycles>90</meta:editing-cycles>
    <meta:editing-duration>PT3H8M50S</meta:editing-duration>
    <meta:document-statistic meta:table-count="2" meta:cell-count="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loext:data-pilot-source="DataPilot1" chart:class="chart:bar" chart:style-name="ch1">
        <chart:legend chart:legend-position="end" svg:x="14.517cm" svg:y="3.508cm" style:legend-expansion="high" chart:style-name="ch2"/>
        <chart:plot-area chart:style-name="ch3" table:cell-range-address="PivotChart" chart:data-source-has-labels="column" svg:x="0.319cm" svg:y="1.08cm" svg:width="13.879cm" svg:height="6.846cm">
          <chartooo:coordinate-region svg:x="2.158cm" svg:y="1.253cm" svg:width="12.04cm" svg:height="6.079cm"/>
          <chart:axis chart:dimension="x" chart:name="primary-x" chart:style-name="ch4" chartooo:axis-type="auto">
            <chartooo:date-scale/>
            <chart:categories table:cell-range-address="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@1" chart:label-cell-address="Label@1" chart:class="chart:bar">
            <chart:data-point chart:repeated="3"/>
          </chart:series>
          <chart:series chart:style-name="ch8" chart:values-cell-range-address="Data@2" chart:label-cell-address="Label@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.</text:p>
                <draw:g>
                  <svg:desc>Label@1</svg:desc>
                </draw:g>
              </table:table-cell>
              <table:table-cell office:value-type="string">
                <text:p>Rev.</text:p>
                <draw:g>
                  <svg:desc>Label@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g</text:p>
                <draw:g>
                  <svg:desc>Categories</svg:desc>
                </draw:g>
              </table:table-cell>
              <table:table-cell office:value-type="float" office:value="10162.0331389962">
                <text:p>10162.0331389962</text:p>
                <draw:g>
                  <svg:desc>Data@1</svg:desc>
                </draw:g>
              </table:table-cell>
              <table:table-cell office:value-type="float" office:value="101879.458078991">
                <text:p>101879.458078991</text:p>
                <draw:g>
                  <svg:desc>Data@2</svg:desc>
                </draw:g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16614.5230631659">
                <text:p>16614.5230631659</text:p>
              </table:table-cell>
              <table:table-cell office:value-type="float" office:value="178636.929704345">
                <text:p>178636.929704345</text:p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27944.1461012301">
                <text:p>27944.1461012301</text:p>
              </table:table-cell>
              <table:table-cell office:value-type="float" office:value="314626.484864214">
                <text:p>314626.484864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Linux_X86_64 LibreOffice_project/a9975a5093ed28aa2a5ce4e1e315dcd9f68f72a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